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5190"/>
    </style:style>
    <style:style style:name="P2" style:family="paragraph" style:parent-style-name="Standard">
      <style:text-properties officeooo:rsid="000e5190" officeooo:paragraph-rsid="000e5190"/>
    </style:style>
    <style:style style:name="P3" style:family="paragraph" style:parent-style-name="Standard">
      <style:text-properties officeooo:rsid="000fc760" officeooo:paragraph-rsid="000fc760"/>
    </style:style>
    <style:style style:name="P4" style:family="paragraph" style:parent-style-name="Standard">
      <style:text-properties officeooo:paragraph-rsid="000fc760"/>
    </style:style>
    <style:style style:name="T1" style:family="text">
      <style:text-properties officeooo:rsid="000fc760"/>
    </style:style>
    <style:style style:name="T2" style:family="text">
      <style:text-properties fo:color="#000000" loext:opacity="100%" style:font-name="Calibri" fo:font-size="10.5pt" fo:letter-spacing="normal" fo:font-style="italic" fo:font-weight="normal"/>
    </style:style>
    <style:style style:name="T3" style:family="text">
      <style:text-properties officeooo:rsid="0011e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Diferencia entre un hypervisor de tipo I y de tipo II. </text:p>
      <text:p text:style-name="P2">Tipo I: software que se ejecuta directamente sobre el hardware para ofrecer la funcionalidad descrita.</text:p>
      <text:p text:style-name="P2">Tipo II: software que se ejecuta sobre un sistema operativo para ofrecer la funcionalidad descrita</text:p>
      <text:p text:style-name="P1"/>
      <text:p text:style-name="P1">2.- Diferencia entre clonación completa y clonación enlazada.</text:p>
      <text:p text:style-name="P2">Completa: crea un duplicado total del sistema origen que es independiente de éste.</text:p>
      <text:p text:style-name="P2">Enlazada: crea una instantánea en la máquina origen que sirve de base para el sistema clonado, siendo éste dependiente del sistema principal.</text:p>
      <text:p text:style-name="P1"/>
      <text:p text:style-name="P1">3.- Diferencia entre clonación completa y exportación. </text:p>
      <text:p text:style-name="P2">La exportación es un <text:span text:style-name="T3">empaquetado de una copia de una máquina virtual</text:span> con la intención de llevarla a otro ordenador.</text:p>
      <text:p text:style-name="P1"/>
      <text:p text:style-name="P1">4.- En qué ruta se suelen guardar las máquinas virtuales creadas en VirtualBox y cada máquina que formato físico tiene en el disco del equipo. </text:p>
      <text:p text:style-name="P4"><text:span text:style-name="T1">En la carpeta Snapshots de VirtualBox </text:span><text:span text:style-name="T2">C:\Users\[usuario]\VirtualBox VMs\[nombre de la máquina]\Snapshots</text:span> </text:p>
      <text:p text:style-name="P4"/>
      <text:p text:style-name="P1"/>
      <text:p text:style-name="P1">5.- En qué se diferencia entre un adaptador NAT y uno PUENTE. </text:p>
      <text:p text:style-name="P3">Adaptador puente: hace que la máquina virtual se conecte a la misma red que el anfitrión, haciendo que la MV se comporte como un PC más conectado a la red real.</text:p>
      <text:p text:style-name="P3">Adaptador NAT: las máquinas virtuales tienen salida a internet pero para conectar desde internet se tendrían que mapear puertos mediante Nat</text:p>
      <text:p text:style-name="P1"/>
      <text:p text:style-name="P1">6.-Qué utilidad tienes los puntos de restauración. Explique con los pantallazos correspondientes la forma en como se crea un punto de restauración y como se restaura el sistema en un determinado momento. </text:p>
      <text:p text:style-name="P3">Los puntos de restauración sirven como copias de seguridad de elementos importantes, de manera que se puede restaurar el sistema en caso de que algo vaya mal tras apagar, reiniciar, o hacer un apagado automático-</text:p>
      <text:p text:style-name="P1"/>
      <text:p text:style-name="P1">7.- Crear un nuevo disco duro en la máquina virtual WINDOWS llamado IMÁGENES. Tendrá 50GB de capacidad y con los parámetros por defecto igual que el resto de discos creados. Una vez creado el disco iniciar la máquina y crear una partición en dicho disco formateada en FAT32 ( en virtualbox si se formatea en NTFS da problemas de escritura con clonezilla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3:49:50.044000000</meta:creation-date>
    <dc:date>2020-11-27T13:16:19.171000000</dc:date>
    <meta:editing-duration>PT45M12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6" meta:word-count="341" meta:character-count="2095" meta:non-whitespace-character-count="1763"/>
  </office:meta>
</office:document-meta>
</file>